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headerless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19_Fresh_Breeze_of_Salt_The_Coast.nbs</text:p>
          </table:table-cell>
          <table:table-cell office:value-type="float" office:value="7198.32000000005" calcext:value-type="float">
            <text:p>7198,32000000005</text:p>
          </table:table-cell>
          <table:table-cell office:value-type="float" office:value="13.1699999999999" calcext:value-type="float">
            <text:p>13,1699999999999</text:p>
          </table:table-cell>
          <table:table-cell table:number-columns-repeated="2"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49685" calcext:value-type="float">
            <text:p>149685</text:p>
          </table:table-cell>
        </table:table-row>
        <table:table-row table:style-name="ro1">
          <table:table-cell office:value-type="string" calcext:value-type="string">
            <text:p>044_Echoes_of_a_Bygone_Era_Time_Travel.nbs</text:p>
          </table:table-cell>
          <table:table-cell office:value-type="float" office:value="1560.63999999999" calcext:value-type="float">
            <text:p>1560,63999999999</text:p>
          </table:table-cell>
          <table:table-cell office:value-type="float" office:value="45.8499999999997" calcext:value-type="float">
            <text:p>45,8499999999997</text:p>
          </table:table-cell>
          <table:table-cell office:value-type="float" office:value="3830" calcext:value-type="float">
            <text:p>3830</text:p>
          </table:table-cell>
          <table:table-cell office:value-type="float" office:value="3060" calcext:value-type="float">
            <text:p>3060</text:p>
          </table:table-cell>
          <table:table-cell office:value-type="float" office:value="770" calcext:value-type="float">
            <text:p>770</text:p>
          </table:table-cell>
          <table:table-cell office:value-type="float" office:value="313" calcext:value-type="float">
            <text:p>313</text:p>
          </table:table-cell>
          <table:table-cell office:value-type="float" office:value="97657" calcext:value-type="float">
            <text:p>97657</text:p>
          </table:table-cell>
        </table:table-row>
        <table:table-row table:style-name="ro1">
          <table:table-cell office:value-type="string" calcext:value-type="string">
            <text:p>047_Trespassers_will_be_Excised_Emerald_Labyrinth.nbs</text:p>
          </table:table-cell>
          <table:table-cell office:value-type="float" office:value="3816.17" calcext:value-type="float">
            <text:p>3816,17</text:p>
          </table:table-cell>
          <table:table-cell office:value-type="float" office:value="12.6099999999999" calcext:value-type="float">
            <text:p>12,6099999999999</text:p>
          </table:table-cell>
          <table:table-cell office:value-type="float" office:value="2277" calcext:value-type="float">
            <text:p>2277</text:p>
          </table:table-cell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12858" calcext:value-type="float">
            <text:p>112858</text:p>
          </table:table-cell>
        </table:table-row>
        <table:table-row table:style-name="ro1">
          <table:table-cell office:value-type="string" calcext:value-type="string">
            <text:p>057_The_Stronghold_Yet_Stands_Skiens_Island.nbs</text:p>
          </table:table-cell>
          <table:table-cell office:value-type="float" office:value="2838.30999999999" calcext:value-type="float">
            <text:p>2838,30999999999</text:p>
          </table:table-cell>
          <table:table-cell office:value-type="float" office:value="20.6299999999999" calcext:value-type="float">
            <text:p>20,6299999999999</text:p>
          </table:table-cell>
          <table:table-cell office:value-type="float" office:value="3901" calcext:value-type="float">
            <text:p>3901</text:p>
          </table:table-cell>
          <table:table-cell office:value-type="float" office:value="3887" calcext:value-type="float">
            <text:p>3887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 office:value-type="float" office:value="162315" calcext:value-type="float">
            <text:p>162315</text:p>
          </table:table-cell>
        </table:table-row>
        <table:table-row table:style-name="ro1">
          <table:table-cell office:value-type="string" calcext:value-type="string">
            <text:p>060_Wings_of_Distrust_Avos_Theme.nbs</text:p>
          </table:table-cell>
          <table:table-cell office:value-type="float" office:value="3869.07999999997" calcext:value-type="float">
            <text:p>3869,07999999997</text:p>
          </table:table-cell>
          <table:table-cell office:value-type="float" office:value="8.50999999999997" calcext:value-type="float">
            <text:p>8,50999999999997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7056" calcext:value-type="float">
            <text:p>77056</text:p>
          </table:table-cell>
        </table:table-row>
        <table:table-row table:style-name="ro1">
          <table:table-cell office:value-type="string" calcext:value-type="string">
            <text:p>099_Glorious_Illusions_Trippy_Forest.nbs</text:p>
          </table:table-cell>
          <table:table-cell office:value-type="float" office:value="2664.28" calcext:value-type="float">
            <text:p>2664,28</text:p>
          </table:table-cell>
          <table:table-cell office:value-type="float" office:value="15.0399999999999" calcext:value-type="float">
            <text:p>15,0399999999999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93652" calcext:value-type="float">
            <text:p>93652</text:p>
          </table:table-cell>
        </table:table-row>
        <table:table-row table:style-name="ro1">
          <table:table-cell office:value-type="string" calcext:value-type="string">
            <text:p>110_Mirage_of_Dust_Sand-Swept_Tomb.nbs</text:p>
          </table:table-cell>
          <table:table-cell office:value-type="float" office:value="6371.56" calcext:value-type="float">
            <text:p>6371,56</text:p>
          </table:table-cell>
          <table:table-cell office:value-type="float" office:value="44.5599999999995" calcext:value-type="float">
            <text:p>44,5599999999995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123113" calcext:value-type="float">
            <text:p>12311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019_Fresh_Breeze_of_Salt_The_Coast.nbs</text:p>
          </table:table-cell>
          <table:table-cell office:value-type="float" office:value="7198.32000000005" calcext:value-type="float">
            <text:p>7198,32000000005</text:p>
          </table:table-cell>
          <table:table-cell office:value-type="float" office:value="5.23999999999997" calcext:value-type="float">
            <text:p>5,23999999999997</text:p>
          </table:table-cell>
          <table:table-cell table:number-columns-repeated="2"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9880" calcext:value-type="float">
            <text:p>149880</text:p>
          </table:table-cell>
        </table:table-row>
        <table:table-row table:style-name="ro1">
          <table:table-cell office:value-type="string" calcext:value-type="string">
            <text:p>044_Echoes_of_a_Bygone_Era_Time_Travel.nbs</text:p>
          </table:table-cell>
          <table:table-cell office:value-type="float" office:value="1560.63999999999" calcext:value-type="float">
            <text:p>1560,63999999999</text:p>
          </table:table-cell>
          <table:table-cell office:value-type="float" office:value="32.3900000000002" calcext:value-type="float">
            <text:p>32,3900000000002</text:p>
          </table:table-cell>
          <table:table-cell office:value-type="float" office:value="3830" calcext:value-type="float">
            <text:p>3830</text:p>
          </table:table-cell>
          <table:table-cell office:value-type="float" office:value="3059" calcext:value-type="float">
            <text:p>3059</text:p>
          </table:table-cell>
          <table:table-cell office:value-type="float" office:value="771" calcext:value-type="float">
            <text:p>771</text:p>
          </table:table-cell>
          <table:table-cell office:value-type="float" office:value="114" calcext:value-type="float">
            <text:p>114</text:p>
          </table:table-cell>
          <table:table-cell office:value-type="float" office:value="97856" calcext:value-type="float">
            <text:p>97856</text:p>
          </table:table-cell>
        </table:table-row>
        <table:table-row table:style-name="ro1">
          <table:table-cell office:value-type="string" calcext:value-type="string">
            <text:p>047_Trespassers_will_be_Excised_Emerald_Labyrinth.nbs</text:p>
          </table:table-cell>
          <table:table-cell office:value-type="float" office:value="3816.17" calcext:value-type="float">
            <text:p>3816,17</text:p>
          </table:table-cell>
          <table:table-cell office:value-type="float" office:value="7.54999999999999" calcext:value-type="float">
            <text:p>7,54999999999999</text:p>
          </table:table-cell>
          <table:table-cell office:value-type="float" office:value="2277" calcext:value-type="float">
            <text:p>2277</text:p>
          </table:table-cell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2984" calcext:value-type="float">
            <text:p>112984</text:p>
          </table:table-cell>
        </table:table-row>
        <table:table-row table:style-name="ro1">
          <table:table-cell office:value-type="string" calcext:value-type="string">
            <text:p>057_The_Stronghold_Yet_Stands_Skiens_Island.nbs</text:p>
          </table:table-cell>
          <table:table-cell office:value-type="float" office:value="2838.30999999999" calcext:value-type="float">
            <text:p>2838,30999999999</text:p>
          </table:table-cell>
          <table:table-cell office:value-type="float" office:value="9.93999999999993" calcext:value-type="float">
            <text:p>9,93999999999993</text:p>
          </table:table-cell>
          <table:table-cell office:value-type="float" office:value="3901" calcext:value-type="float">
            <text:p>3901</text:p>
          </table:table-cell>
          <table:table-cell office:value-type="float" office:value="3887" calcext:value-type="float">
            <text:p>38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2584" calcext:value-type="float">
            <text:p>162584</text:p>
          </table:table-cell>
        </table:table-row>
        <table:table-row table:style-name="ro1">
          <table:table-cell office:value-type="string" calcext:value-type="string">
            <text:p>060_Wings_of_Distrust_Avos_Theme.nbs</text:p>
          </table:table-cell>
          <table:table-cell office:value-type="float" office:value="3869.07999999997" calcext:value-type="float">
            <text:p>3869,07999999997</text:p>
          </table:table-cell>
          <table:table-cell office:value-type="float" office:value="3.82999999999999" calcext:value-type="float">
            <text:p>3,82999999999999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7162" calcext:value-type="float">
            <text:p>77162</text:p>
          </table:table-cell>
        </table:table-row>
        <table:table-row table:style-name="ro1">
          <table:table-cell office:value-type="string" calcext:value-type="string">
            <text:p>099_Glorious_Illusions_Trippy_Forest.nbs</text:p>
          </table:table-cell>
          <table:table-cell office:value-type="float" office:value="2664.28" calcext:value-type="float">
            <text:p>2664,28</text:p>
          </table:table-cell>
          <table:table-cell office:value-type="float" office:value="9.24999999999996" calcext:value-type="float">
            <text:p>9,24999999999996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758" calcext:value-type="float">
            <text:p>93758</text:p>
          </table:table-cell>
        </table:table-row>
        <table:table-row table:style-name="ro1">
          <table:table-cell office:value-type="string" calcext:value-type="string">
            <text:p>110_Mirage_of_Dust_Sand-Swept_Tomb.nbs</text:p>
          </table:table-cell>
          <table:table-cell office:value-type="float" office:value="6371.56" calcext:value-type="float">
            <text:p>6371,56</text:p>
          </table:table-cell>
          <table:table-cell office:value-type="float" office:value="14.5699999999999" calcext:value-type="float">
            <text:p>14,5699999999999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23759" calcext:value-type="float">
            <text:p>123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]-[.B10]" office:value-type="float" office:value="0" calcext:value-type="float">
            <text:p>0</text:p>
          </table:table-cell>
          <table:table-cell table:formula="of:=[.C1]-[.C10]" office:value-type="float" office:value="7.9299999999999" calcext:value-type="float">
            <text:p>7,9299999999999</text:p>
          </table:table-cell>
          <table:table-cell table:formula="of:=[.D1]-[.D10]" office:value-type="float" office:value="0" calcext:value-type="float">
            <text:p>0</text:p>
          </table:table-cell>
          <table:table-cell table:formula="of:=[.E1]-[.E10]" office:value-type="float" office:value="0" calcext:value-type="float">
            <text:p>0</text:p>
          </table:table-cell>
          <table:table-cell table:formula="of:=[.F1]-[.F10]" office:value-type="float" office:value="0" calcext:value-type="float">
            <text:p>0</text:p>
          </table:table-cell>
          <table:table-cell table:formula="of:=[.G1]-[.G10]" office:value-type="float" office:value="195" calcext:value-type="float">
            <text:p>195</text:p>
          </table:table-cell>
          <table:table-cell table:formula="of:=[.H1]-[.H10]" office:value-type="float" office:value="-195" calcext:value-type="float">
            <text:p>-195</text:p>
          </table:table-cell>
        </table:table-row>
        <table:table-row table:style-name="ro1">
          <table:table-cell/>
          <table:table-cell table:formula="of:=[.B2]-[.B11]" office:value-type="float" office:value="0" calcext:value-type="float">
            <text:p>0</text:p>
          </table:table-cell>
          <table:table-cell table:formula="of:=[.C2]-[.C11]" office:value-type="float" office:value="13.4599999999995" calcext:value-type="float">
            <text:p>13,4599999999995</text:p>
          </table:table-cell>
          <table:table-cell table:formula="of:=[.D2]-[.D11]" office:value-type="float" office:value="0" calcext:value-type="float">
            <text:p>0</text:p>
          </table:table-cell>
          <table:table-cell table:formula="of:=[.E2]-[.E11]" office:value-type="float" office:value="1" calcext:value-type="float">
            <text:p>1</text:p>
          </table:table-cell>
          <table:table-cell table:formula="of:=[.F2]-[.F11]" office:value-type="float" office:value="-1" calcext:value-type="float">
            <text:p>-1</text:p>
          </table:table-cell>
          <table:table-cell table:formula="of:=[.G2]-[.G11]" office:value-type="float" office:value="199" calcext:value-type="float">
            <text:p>199</text:p>
          </table:table-cell>
          <table:table-cell table:formula="of:=[.H2]-[.H11]" office:value-type="float" office:value="-199" calcext:value-type="float">
            <text:p>-199</text:p>
          </table:table-cell>
        </table:table-row>
        <table:table-row table:style-name="ro1">
          <table:table-cell/>
          <table:table-cell table:formula="of:=[.B3]-[.B12]" office:value-type="float" office:value="0" calcext:value-type="float">
            <text:p>0</text:p>
          </table:table-cell>
          <table:table-cell table:formula="of:=[.C3]-[.C12]" office:value-type="float" office:value="5.05999999999995" calcext:value-type="float">
            <text:p>5,05999999999995</text:p>
          </table:table-cell>
          <table:table-cell table:formula="of:=[.D3]-[.D12]" office:value-type="float" office:value="0" calcext:value-type="float">
            <text:p>0</text:p>
          </table:table-cell>
          <table:table-cell table:formula="of:=[.E3]-[.E12]" office:value-type="float" office:value="0" calcext:value-type="float">
            <text:p>0</text:p>
          </table:table-cell>
          <table:table-cell table:formula="of:=[.F3]-[.F12]" office:value-type="float" office:value="0" calcext:value-type="float">
            <text:p>0</text:p>
          </table:table-cell>
          <table:table-cell table:formula="of:=[.G3]-[.G12]" office:value-type="float" office:value="126" calcext:value-type="float">
            <text:p>126</text:p>
          </table:table-cell>
          <table:table-cell table:formula="of:=[.H3]-[.H12]" office:value-type="float" office:value="-126" calcext:value-type="float">
            <text:p>-126</text:p>
          </table:table-cell>
        </table:table-row>
        <table:table-row table:style-name="ro1">
          <table:table-cell/>
          <table:table-cell table:formula="of:=[.B4]-[.B13]" office:value-type="float" office:value="0" calcext:value-type="float">
            <text:p>0</text:p>
          </table:table-cell>
          <table:table-cell table:formula="of:=[.C4]-[.C13]" office:value-type="float" office:value="10.6899999999999" calcext:value-type="float">
            <text:p>10,6899999999999</text:p>
          </table:table-cell>
          <table:table-cell table:formula="of:=[.D4]-[.D13]" office:value-type="float" office:value="0" calcext:value-type="float">
            <text:p>0</text:p>
          </table:table-cell>
          <table:table-cell table:formula="of:=[.E4]-[.E13]" office:value-type="float" office:value="0" calcext:value-type="float">
            <text:p>0</text:p>
          </table:table-cell>
          <table:table-cell table:formula="of:=[.F4]-[.F13]" office:value-type="float" office:value="0" calcext:value-type="float">
            <text:p>0</text:p>
          </table:table-cell>
          <table:table-cell table:formula="of:=[.G4]-[.G13]" office:value-type="float" office:value="269" calcext:value-type="float">
            <text:p>269</text:p>
          </table:table-cell>
          <table:table-cell table:formula="of:=[.H4]-[.H13]" office:value-type="float" office:value="-269" calcext:value-type="float">
            <text:p>-269</text:p>
          </table:table-cell>
        </table:table-row>
        <table:table-row table:style-name="ro1">
          <table:table-cell/>
          <table:table-cell table:formula="of:=[.B5]-[.B14]" office:value-type="float" office:value="0" calcext:value-type="float">
            <text:p>0</text:p>
          </table:table-cell>
          <table:table-cell table:formula="of:=[.C5]-[.C14]" office:value-type="float" office:value="4.67999999999998" calcext:value-type="float">
            <text:p>4,67999999999998</text:p>
          </table:table-cell>
          <table:table-cell table:formula="of:=[.D5]-[.D14]" office:value-type="float" office:value="0" calcext:value-type="float">
            <text:p>0</text:p>
          </table:table-cell>
          <table:table-cell table:formula="of:=[.E5]-[.E14]" office:value-type="float" office:value="0" calcext:value-type="float">
            <text:p>0</text:p>
          </table:table-cell>
          <table:table-cell table:formula="of:=[.F5]-[.F14]" office:value-type="float" office:value="0" calcext:value-type="float">
            <text:p>0</text:p>
          </table:table-cell>
          <table:table-cell table:formula="of:=[.G5]-[.G14]" office:value-type="float" office:value="106" calcext:value-type="float">
            <text:p>106</text:p>
          </table:table-cell>
          <table:table-cell table:formula="of:=[.H5]-[.H14]" office:value-type="float" office:value="-106" calcext:value-type="float">
            <text:p>-106</text:p>
          </table:table-cell>
        </table:table-row>
        <table:table-row table:style-name="ro1">
          <table:table-cell/>
          <table:table-cell table:formula="of:=[.B6]-[.B15]" office:value-type="float" office:value="0" calcext:value-type="float">
            <text:p>0</text:p>
          </table:table-cell>
          <table:table-cell table:formula="of:=[.C6]-[.C15]" office:value-type="float" office:value="5.78999999999991" calcext:value-type="float">
            <text:p>5,78999999999991</text:p>
          </table:table-cell>
          <table:table-cell table:formula="of:=[.D6]-[.D15]" office:value-type="float" office:value="0" calcext:value-type="float">
            <text:p>0</text:p>
          </table:table-cell>
          <table:table-cell table:formula="of:=[.E6]-[.E15]" office:value-type="float" office:value="0" calcext:value-type="float">
            <text:p>0</text:p>
          </table:table-cell>
          <table:table-cell table:formula="of:=[.F6]-[.F15]" office:value-type="float" office:value="0" calcext:value-type="float">
            <text:p>0</text:p>
          </table:table-cell>
          <table:table-cell table:formula="of:=[.G6]-[.G15]" office:value-type="float" office:value="106" calcext:value-type="float">
            <text:p>106</text:p>
          </table:table-cell>
          <table:table-cell table:formula="of:=[.H6]-[.H15]" office:value-type="float" office:value="-106" calcext:value-type="float">
            <text:p>-106</text:p>
          </table:table-cell>
        </table:table-row>
        <table:table-row table:style-name="ro1">
          <table:table-cell/>
          <table:table-cell table:formula="of:=[.B7]-[.B16]" office:value-type="float" office:value="0" calcext:value-type="float">
            <text:p>0</text:p>
          </table:table-cell>
          <table:table-cell table:formula="of:=[.C7]-[.C16]" office:value-type="float" office:value="29.9899999999997" calcext:value-type="float">
            <text:p>29,9899999999997</text:p>
          </table:table-cell>
          <table:table-cell table:formula="of:=[.D7]-[.D16]" office:value-type="float" office:value="0" calcext:value-type="float">
            <text:p>0</text:p>
          </table:table-cell>
          <table:table-cell table:formula="of:=[.E7]-[.E16]" office:value-type="float" office:value="0" calcext:value-type="float">
            <text:p>0</text:p>
          </table:table-cell>
          <table:table-cell table:formula="of:=[.F7]-[.F16]" office:value-type="float" office:value="0" calcext:value-type="float">
            <text:p>0</text:p>
          </table:table-cell>
          <table:table-cell table:formula="of:=[.G7]-[.G16]" office:value-type="float" office:value="646" calcext:value-type="float">
            <text:p>646</text:p>
          </table:table-cell>
          <table:table-cell table:formula="of:=[.H7]-[.H16]" office:value-type="float" office:value="-646" calcext:value-type="float">
            <text:p>-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00.00.00</text:date>, <text:time style:data-style-name="N2" text:time-value="15:30:21.903510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headerl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6T15:30:22.600476907</meta:creation-date>
    <dc:title>LibreOffice Calc</dc:title>
    <meta:editing-duration>PT4H10M59S</meta:editing-duration>
    <meta:editing-cycles>2</meta:editing-cycles>
    <meta:generator>LibreOffice/6.4.7.2$Linux_X86_64 LibreOffice_project/40$Build-2</meta:generator>
    <dc:date>2024-11-26T19:45:32.715546481</dc:date>
    <meta:document-statistic meta:table-count="1" meta:cell-count="161" meta:object-count="0"/>
    <meta:template xlink:type="simple" xlink:actuate="onRequest" xlink:title="LibreOffice Calc" xlink:href="../../../../../Templates/h2.ots" meta:date="2024-11-26T15:30:21.970272722"/>
  </office:meta>
</office:document-meta>
</file>